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language="fr" fo:country="FR" style:language-asian="zxx" style:country-asian="none" style:language-complex="zxx" style:country-complex="none"/>
    </style:style>
    <style:style style:name="P3" style:family="paragraph" style:parent-style-name="Standard">
      <style:text-properties fo:language="fr" fo:country="FR"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x armes !</text:p>
      <text:p text:style-name="P2"/>
      <text:p text:style-name="P2">La disparition tragique de Marvin avait profondément atteint le moral de la communauté et le folle espoir né de la découverte de l'orbe originelle semblait maintenant bien loin. Les difficultés du quotidien reprenaient rapidement le dessus tant la vie, dans le nouveau refuge caché dans les sommets escarpés des Monts déchirés, était dure. Quand la nouvelle de la mort d'un chasseur, abattu par des flèches orcs, atteint la communauté, certains voulurent fuir vers les pleines du nord. Rhal réussi a tenir la cohésion en rappelant qu'en dehors des Monts déchirés, point de salut.</text:p>
      <text:p text:style-name="P2"/>
      <text:p text:style-name="P2">C'est dans cette atmosphère pesante que Rhal réuni le grand conseil ou toute la communauté fut convié. S'il commença par expliquer partager l'inquiétude ambiante, son discourt devient ensuite très offensif. Hors de question pour lui, de se laisser mourir dans ce trou sans réagir. Si la communauté avait perdu beaucoup d'équipement durant la fuite vers leur nouvel asile, il proposa ni plus ni moins que d'aller se servir chez les orcs. L'assistance, très enthousiastes a ces paroles, l'écoutait maintenant attentivement. Rhal expliqua que des éclaireurs avaient repéré une tour, a une journée de marche à l'est des contreforts des Monts déchirés, qui semblait servir d'entrepôt. Des orcs y apportaient des armes et autres ferrailles avant de repartir les mains souvent vide. La tour elle-même, ne semblait pas gardé par plus d'une dizaine d'orc ; si tous les membres de la communauté prenaient les armes, les orcs serait à un contre deux et seraient massacré. Cette perspectives enchanta l'assistance et, mise à part Backus, tous furent volontaire pour mener l'assaut.</text:p>
      <text:p text:style-name="P2"/>
      <text:p text:style-name="P2">Rhal mis au point un plan avec Méo et Balrok : A l'aube, ces derniers escaladeraient la tour pour éliminer les vigies pendant que Rhal et une poignée d'homme prendraient position près de la porte principale, pour empêcher qu'elle ne se referme avant que le gros de la troupe, caché dans des fourrés non loin, n'arrive. Il fallu une semaine pour préparer l'assaut et organiser la caravane qui emporterait un maximum d'équipement de la tour vers les montages. Puis, l'expédition se mit en route.</text:p>
      <text:p text:style-name="P2"/>
      <text:p text:style-name="P2">Arrivé sur les lieux le lendemain à la tombé de la nuit, ils ne perdirent pas de temps et se préparent à lancer l'assaut à l'aube. Méo, Marvin, Rhal et quelques autres traversèrent le torrent qui coulait de part et d'autre de cette tour massive et, dès que la lumière fut suffisante pour escalader la tour sans trop de risque, Méo et Marvin s'élancèrent. Arrivé au sommet de la tour sans encombre, ils éliminèrent une vigie assoupie dans sa fiente, avant de faire signe à Rhal et au gros de la troupe de donner l'assaut.</text:p>
      <text:p text:style-name="P2"/>
      <text:p text:style-name="P2">L'élan de Rhal fut stoppé net ; les portes étaient closes ! En panique, Méo réussi tout de même à faire stopper l'assaut du gros des troupes qui alla se réfugier dans les broussailles. Le torrent et les cascades proches faisaient heureusement assez de vacarme pour que les orcs ensommeillés ne remarquent pas toute cette agitation. Shao Long, un ami de Méo, les rejoignit sur le toit pour leur annoncé les ordres de Rhal : attendre l'ouverture des portes pour donner l'assaut.</text:p>
      <text:p text:style-name="P2"/>
      <text:p text:style-name="P2">Plus d'une heure s'écoula avant qu'elles daignent s'ouvrir, mais dès que ce fut le cas, le cliquetis du métal se fit entendre ; Rhal avait donné l'assaut. Alors que Balrok s'élançait dans les escaliers qui s'enfonçaient dans la tour, Méo essaya en vain d'appeler le gros de la troupe. Avaient-ils fuit ? Après quelques minutes d'angoisse, Méo fut soulagé de voir les guerriers sortir des fourrés et partir à l'assaut de la tour. </text:p>
      <text:p text:style-name="P2"/>
      <text:p text:style-name="P2">Elle rejoignis Balrok et Shao Long, au 1er étage de la tour, au prise avec un orc qui ne fit pas long feu. Alors que Balrok se mesurait à un orog, un orc à la carrure impressionnante, Méo essaya de débusquer un shaman, parti se cacher derrière une table, et qui usait d'un pouvoir de peur très puissant. Sur place, elle ne le vit pas ; pas plus qu'elle ne vit venir les gros coups qu'un adversaire invisible lui assaini. Dès qu'elle recouvra ses esprits, Méo tenta de fuir par une ouverture dans le <text:soft-page-break/>mur, mais les cris de détresse de Shao Long la fit revenir sur ses pas ; le voyant inconscient et ne pouvant rien pour lui, elle repris sa fuite et se retrouva bientôt sur le toit. </text:p>
      <text:p text:style-name="P2"/>
      <text:p text:style-name="P2">Pendant ce temps, Balrok, toujours au prise avec l'orog, entendis les cris de victoires des guerriers humains ayant pris le contrôle du rez-de-chaussé et se précipitant dans l'escalier pour venir a son aide. C'est à ce moment la, qu'un feu magique éclatât dans l'escalier, coupant la retraite de Balrok et le privant de tout renfort. Alors que la bataille contre l'orog semblait sans issu, les deux adversaires se rendant coup pour coup, la voix du shaman se fit entendre, demandant des pourparlers. Balrok écouta ses conditions : Les humains devaient partir ou périr. Balrok rejoignit Méo et le reste de la troupe au rez-de-chaussé ; ils refusèrent de partir en abandonnant Shao Long, resté à l'étage.</text:p>
      <text:p text:style-name="P2"/>
      <text:p text:style-name="P2">Le shaman avait beau posséder un grand pouvoir de terreur, ils n'étaient plus que deux orcs contre une vingtaine d'humains ; Les plus courageux, Rhal et Balrok en tête, décidèrent de lancer l'assaut finale. Ils défoncèrent la port de l'étage à coups de hache puis se précipitèrent dans la grande salle. Rhal fonça sur la shaman, cette fois bien visible, pendant que Balrok et quelques autres, s'occupèrent de l'orog. Les deux orcs tombèrent rapidement, mais le shaman usa une dernière fois de malice et enflamma le sol dans sa chute. Rhal, brulé aux jambes, réussi a s'extirper du brasier et tous se réfugièrent au rez-de-chaussé de la tour maintenant totalement débarrassé des orcs.</text:p>
      <text:p text:style-name="P2"/>
      <text:p text:style-name="P2">Après une fouille succincte des lieux, peu concluante, la curiosité de Balrok et Méo se porta sur une grosse trappe menant aux sous-sol. Des bruits rauques les alertèrent sur la présence d'une créature et lancer en contre bas une carcasse animale leur permis de le confirmer : une créature verte avec une grosse patte griffus habitait ces lieux. Ils ne cherchèrent pas à en savoir plus et refermèrent la trappe.</text:p>
      <text:p text:style-name="P2"/>
      <text:p text:style-name="P2">Coté humain, seul trois blessés graves était à déplorer, dont Rhal et Shao Long alors que 11 orcs gisait à présent dans leur propre sang. Cette grande victoire fut célébré par des cris de joie !</text:p>
      <text:p text:style-name="P2"/>
      <text:p text:style-name="P2">On transporta les blessés et on emportant un maximum d'équipement, principalement des armes et des armures et la troupe repartis vers les montagnes le cœur joyeux. L'espoir était de ret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2M10S</meta:editing-duration>
    <meta:editing-cycles>31</meta:editing-cycles>
    <meta:generator>OpenOffice.org/3.3$Win32 OpenOffice.org_project/330m20$Build-9567</meta:generator>
    <dc:date>2011-06-16T00:48:32.84</dc:date>
    <dc:creator>Guillaume Blanchard</dc:creator>
    <meta:document-statistic meta:table-count="0" meta:image-count="0" meta:object-count="0" meta:page-count="2" meta:paragraph-count="13" meta:word-count="1094" meta:character-count="6436"/>
    <meta:user-defined meta:name="Info 1"/>
    <meta:user-defined meta:name="Info 2"/>
    <meta:user-defined meta:name="Info 3"/>
    <meta:user-defined meta:name="Info 4"/>
  </office:meta>
</office:document-meta>
</file>